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RandomAccessContent.MonitorRandomAccessContent( final RandomAccessConten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Fully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UT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Shor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Cha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nitorRandomAccessContent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Fully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Byt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RandomAcces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skipByte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Char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RandomAccessContent.writeByt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